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2d9f" officeooo:paragraph-rsid="000d2d9f"/>
    </style:style>
    <style:style style:name="P2" style:family="paragraph" style:parent-style-name="Standard">
      <style:paragraph-properties fo:text-align="justify" style:justify-single-word="false"/>
      <style:text-properties officeooo:rsid="000d2d9f" officeooo:paragraph-rsid="000d2d9f"/>
    </style:style>
    <style:style style:name="P3" style:family="paragraph" style:parent-style-name="Standard">
      <style:text-properties officeooo:rsid="000d4662" officeooo:paragraph-rsid="000d4662"/>
    </style:style>
    <style:style style:name="P4" style:family="paragraph" style:parent-style-name="Standard">
      <style:text-properties officeooo:rsid="000f3a00" officeooo:paragraph-rsid="000f3a00"/>
    </style:style>
    <style:style style:name="P5" style:family="paragraph" style:parent-style-name="Standard">
      <style:text-properties officeooo:rsid="0010f139" officeooo:paragraph-rsid="0010f139"/>
    </style:style>
    <style:style style:name="P6" style:family="paragraph" style:parent-style-name="Standard">
      <style:text-properties fo:color="#000000" loext:opacity="100%" style:font-name="Consolas" fo:font-size="12pt" fo:font-weight="normal" officeooo:rsid="0010f139" officeooo:paragraph-rsid="0010f139" fo:background-color="transparent" style:font-size-asian="12pt" style:font-size-complex="12pt"/>
    </style:style>
    <style:style style:name="P7" style:family="paragraph" style:parent-style-name="Standard">
      <style:paragraph-properties style:line-height-at-least="0.402cm"/>
      <style:text-properties fo:color="#000000" loext:opacity="100%" style:font-name="Consolas" fo:font-size="12pt" fo:font-weight="normal" fo:background-color="transparent" style:font-size-asian="12pt" style:font-size-complex="12pt"/>
    </style:style>
    <style:style style:name="P8" style:family="paragraph" style:parent-style-name="Standard">
      <style:text-properties fo:color="#000000" loext:opacity="100%" style:font-name="Consolas" fo:font-size="12pt" fo:font-weight="normal" officeooo:rsid="001d5430" officeooo:paragraph-rsid="001d5430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402cm"/>
      <style:text-properties fo:color="#000000" loext:opacity="100%" style:font-name="Consolas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style:line-height-at-least="0.402cm"/>
      <style:text-properties fo:color="#000000" loext:opacity="100%" style:font-name="Consolas" fo:font-size="9.5pt" fo:font-weight="normal" officeooo:rsid="00220af7" officeooo:paragraph-rsid="00220af7" fo:background-color="transparent" style:font-size-asian="9.5pt" style:font-weight-asian="normal" style:font-size-complex="9.5pt" style:font-weight-complex="normal"/>
    </style:style>
    <style:style style:name="P11" style:family="paragraph" style:parent-style-name="Standard">
      <style:paragraph-properties style:line-height-at-least="0.402cm" fo:text-align="start" style:justify-single-word="false"/>
      <style:text-properties fo:color="#000000" loext:opacity="100%" style:font-name="Consolas" fo:font-size="9.5pt" fo:font-weight="normal" officeooo:paragraph-rsid="00230198" fo:background-color="transparent" style:font-size-asian="9.5pt" style:font-size-complex="9.5pt"/>
    </style:style>
    <style:style style:name="P12" style:family="paragraph" style:parent-style-name="Standard">
      <style:paragraph-properties style:line-height-at-least="0.402cm"/>
      <style:text-properties fo:color="#000000" loext:opacity="100%" fo:font-size="12pt" fo:background-color="transparent" style:font-size-asian="12pt" style:font-size-complex="12pt"/>
    </style:style>
    <style:style style:name="P13" style:family="paragraph" style:parent-style-name="Standard">
      <style:text-properties fo:color="#000000" loext:opacity="100%" fo:font-size="12pt" fo:font-weight="normal" officeooo:paragraph-rsid="001d6144"/>
    </style:style>
    <style:style style:name="P14" style:family="paragraph" style:parent-style-name="Standard">
      <style:text-properties fo:color="#000000" loext:opacity="100%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loext:opacity="100%" fo:font-weight="bold" officeooo:rsid="001d5430" officeooo:paragraph-rsid="001d5430" style:font-weight-asian="bold" style:font-weight-complex="bold"/>
    </style:style>
    <style:style style:name="P1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db304" officeooo:paragraph-rsid="001db304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f1825" officeooo:paragraph-rsid="001f1825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1d241" officeooo:paragraph-rsid="0021d241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20af7" officeooo:paragraph-rsid="00220af7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b540a" officeooo:paragraph-rsid="002b540a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40a6b" officeooo:paragraph-rsid="00440a6b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3c11ff" officeooo:paragraph-rsid="003c11ff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3eeafb" officeooo:paragraph-rsid="003eeafb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13ff5" officeooo:paragraph-rsid="00413ff5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17958" officeooo:paragraph-rsid="00417958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db304" officeooo:paragraph-rsid="001db304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f1825" officeooo:paragraph-rsid="001f1825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45de15" officeooo:paragraph-rsid="0045de15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17db7" fo:background-color="transparent" style:font-size-asian="10.5pt" style:font-weight-asian="bold" style:font-size-complex="12pt" style:font-weight-complex="bold"/>
    </style:style>
    <style:style style:name="P3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25710" fo:background-color="transparent" style:font-size-asian="10.5pt" style:font-weight-asian="bold" style:font-size-complex="12pt" style:font-weight-complex="bold"/>
    </style:style>
    <style:style style:name="P31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5ecea" fo:background-color="transparent" style:font-size-asian="10.5pt" style:font-weight-asian="bold" style:font-size-complex="12pt" style:font-weight-complex="bold"/>
    </style:style>
    <style:style style:name="P32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8b6de" fo:background-color="transparent" style:font-size-asian="10.5pt" style:font-weight-asian="bold" style:font-size-complex="12pt" style:font-weight-complex="bold"/>
    </style:style>
    <style:style style:name="P33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3638e" officeooo:paragraph-rsid="0033638e" fo:background-color="transparent" style:font-size-asian="10.5pt" style:font-weight-asian="bold" style:font-size-complex="12pt" style:font-weight-complex="bold"/>
    </style:style>
    <style:style style:name="P34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aa96a" officeooo:paragraph-rsid="003aa96a" fo:background-color="transparent" style:font-size-asian="10.5pt" style:font-weight-asian="bold" style:font-size-complex="12pt" style:font-weight-complex="bold"/>
    </style:style>
    <style:style style:name="P35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c11ff" officeooo:paragraph-rsid="003c11ff" fo:background-color="transparent" style:font-size-asian="10.5pt" style:font-weight-asian="bold" style:font-size-complex="12pt" style:font-weight-complex="bold"/>
    </style:style>
    <style:style style:name="P36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d6a5f" officeooo:paragraph-rsid="003d6a5f" fo:background-color="transparent" style:font-size-asian="10.5pt" style:font-weight-asian="bold" style:font-size-complex="12pt" style:font-weight-complex="bold"/>
    </style:style>
    <style:style style:name="P37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317db7" officeooo:paragraph-rsid="00317db7" fo:background-color="transparent" style:font-size-asian="12.25pt" style:font-weight-asian="bold" style:font-size-complex="14pt" style:font-weight-complex="bold"/>
    </style:style>
    <style:style style:name="P38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40d5f5" officeooo:paragraph-rsid="0040d5f5" fo:background-color="transparent" style:font-size-asian="12.25pt" style:font-weight-asian="bold" style:font-size-complex="14pt" style:font-weight-complex="bold"/>
    </style:style>
    <style:style style:name="P39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fo:background-color="transparent" style:font-size-asian="9.5pt" style:font-size-complex="9.5pt"/>
    </style:style>
    <style:style style:name="P40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officeooo:paragraph-rsid="00230198" fo:background-color="transparent" style:font-size-asian="9.5pt" style:font-size-complex="9.5pt"/>
    </style:style>
    <style:style style:name="P41" style:family="paragraph" style:parent-style-name="Standard">
      <style:text-properties officeooo:rsid="0012e59a" officeooo:paragraph-rsid="0012e59a"/>
    </style:style>
    <style:style style:name="P42" style:family="paragraph" style:parent-style-name="Standard">
      <style:text-properties officeooo:rsid="00158a4f" officeooo:paragraph-rsid="00158a4f"/>
    </style:style>
    <style:style style:name="P43" style:family="paragraph" style:parent-style-name="Standard">
      <style:text-properties fo:font-weight="bold" officeooo:rsid="00158a4f" officeooo:paragraph-rsid="00158a4f" style:font-weight-asian="bold" style:font-weight-complex="bold"/>
    </style:style>
    <style:style style:name="P44" style:family="paragraph" style:parent-style-name="Standard">
      <style:text-properties fo:font-weight="bold" officeooo:rsid="003aa96a" officeooo:paragraph-rsid="003aa96a" style:font-weight-asian="bold" style:font-weight-complex="bold"/>
    </style:style>
    <style:style style:name="P45" style:family="paragraph" style:parent-style-name="Standard">
      <style:text-properties fo:color="#3465a4" loext:opacity="100%" officeooo:rsid="00158a4f" officeooo:paragraph-rsid="00158a4f"/>
    </style:style>
    <style:style style:name="P46" style:family="paragraph" style:parent-style-name="Standard">
      <style:text-properties fo:color="#3465a4" loext:opacity="100%" officeooo:rsid="0017f77b" officeooo:paragraph-rsid="0017f77b"/>
    </style:style>
    <style:style style:name="P47" style:family="paragraph" style:parent-style-name="Standard">
      <style:text-properties officeooo:rsid="0017f77b" officeooo:paragraph-rsid="0017f77b"/>
    </style:style>
    <style:style style:name="P48" style:family="paragraph" style:parent-style-name="Standard">
      <style:text-properties fo:font-weight="normal" officeooo:rsid="003aa96a" officeooo:paragraph-rsid="003aa96a" style:font-weight-asian="normal" style:font-weight-complex="normal"/>
    </style:style>
    <style:style style:name="P4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7c090" officeooo:paragraph-rsid="0047c090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8300d" officeooo:paragraph-rsid="0048300d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8300d" officeooo:paragraph-rsid="0045de15" fo:background-color="transparent" style:font-size-asian="12pt" style:font-weight-asian="normal" style:font-size-complex="12pt" style:font-weight-complex="normal"/>
    </style:style>
    <style:style style:name="P52" style:family="paragraph">
      <loext:graphic-properties draw:fill-color="#ee5151"/>
    </style:style>
    <style:style style:name="P53" style:family="paragraph">
      <loext:graphic-properties draw:fill="none" draw:fill-color="#ffffff"/>
      <style:paragraph-properties style:writing-mode="lr-tb"/>
      <style:text-properties fo:color="#ffffff" loext:opacity="100%" fo:font-weight="bold" style:font-weight-asian="bold" style:font-weight-complex="bold"/>
    </style:style>
    <style:style style:name="T1" style:family="text">
      <style:text-properties style:font-name="Consolas" fo:font-weight="normal"/>
    </style:style>
    <style:style style:name="T2" style:family="text">
      <style:text-properties style:font-name="Consolas" fo:background-color="transparent" loext:char-shading-value="0" style:font-size-asian="12pt" style:font-size-complex="12pt"/>
    </style:style>
    <style:style style:name="T3" style:family="text">
      <style:text-properties fo:color="#3465a4" loext:opacity="100%"/>
    </style:style>
    <style:style style:name="T4" style:family="text">
      <style:text-properties fo:color="#3465a4" loext:opacity="100%" style:font-name="Consolas" fo:font-weight="normal"/>
    </style:style>
    <style:style style:name="T5" style:family="text">
      <style:text-properties fo:color="#e6e905" loext:opacity="100%" style:font-name="Consolas" fo:font-weight="normal"/>
    </style:style>
    <style:style style:name="T6" style:family="text">
      <style:text-properties officeooo:rsid="0017f77b"/>
    </style:style>
    <style:style style:name="T7" style:family="text">
      <style:text-properties fo:color="#000000" loext:opacity="100%"/>
    </style:style>
    <style:style style:name="T8" style:family="text">
      <style:text-properties officeooo:rsid="001d6144" style:font-size-asian="10.5pt" style:font-weight-asian="normal" style:font-size-complex="12pt" style:font-weight-complex="normal"/>
    </style:style>
    <style:style style:name="T9" style:family="text">
      <style:text-properties officeooo:rsid="001d6144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color="#069a2e" loext:opacity="100%" style:font-name="Consolas" fo:font-weight="normal"/>
    </style:style>
    <style:style style:name="T11" style:family="text">
      <style:text-properties officeooo:rsid="001f4b02"/>
    </style:style>
    <style:style style:name="T12" style:family="text">
      <style:text-properties officeooo:rsid="0020e584"/>
    </style:style>
    <style:style style:name="T13" style:family="text">
      <style:text-properties officeooo:rsid="00220af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25710" style:font-weight-asian="normal" style:font-weight-complex="normal"/>
    </style:style>
    <style:style style:name="T17" style:family="text">
      <style:text-properties fo:font-weight="normal" officeooo:rsid="00346d85" style:font-weight-asian="normal" style:font-weight-complex="normal"/>
    </style:style>
    <style:style style:name="T18" style:family="text">
      <style:text-properties fo:font-weight="normal" officeooo:rsid="003942fb" style:font-weight-asian="normal" style:font-weight-complex="normal"/>
    </style:style>
    <style:style style:name="T19" style:family="text">
      <style:text-properties fo:font-weight="normal" officeooo:rsid="00397472" style:font-weight-asian="normal" style:font-weight-complex="normal"/>
    </style:style>
    <style:style style:name="T20" style:family="text">
      <style:text-properties fo:font-weight="normal" officeooo:rsid="003aa96a" style:font-weight-asian="normal" style:font-weight-complex="normal"/>
    </style:style>
    <style:style style:name="T21" style:family="text">
      <style:text-properties fo:font-weight="normal" fo:background-color="#ff0000" loext:char-shading-value="0" style:font-weight-asian="normal" style:font-weight-complex="normal"/>
    </style:style>
    <style:style style:name="T22" style:family="text">
      <style:text-properties officeooo:rsid="003aa96a"/>
    </style:style>
    <style:style style:name="T23" style:family="text">
      <style:text-properties officeooo:rsid="0044a4ee"/>
    </style:style>
    <style:style style:name="T24" style:family="text">
      <style:text-properties officeooo:rsid="0044ffc8"/>
    </style:style>
    <style:style style:name="T25" style:family="text">
      <style:text-properties fo:color="#ffffff" loext:opacity="100%"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0.826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647cm" fo:min-width="0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ee5151" draw:textarea-horizontal-align="justify" draw:textarea-vertical-align="middle" draw:auto-grow-height="false" fo:min-height="0.781cm" fo:min-width="2.796cm" style:run-through="foreground"/>
    </style:style>
    <style:style style:name="gr5" style:family="graphic">
      <style:graphic-properties draw:stroke="none" svg:stroke-color="#000000" draw:fill="none" draw:fill-color="#ffffff" fo:min-height="0.538cm" style:run-through="foreground"/>
      <style:paragraph-properties style:writing-mode="lr-tb"/>
    </style:style>
    <style:style style:name="gr6" style:family="graphic">
      <style:graphic-properties draw:fill-color="#ee5151" draw:textarea-horizontal-align="justify" draw:textarea-vertical-align="middle" draw:auto-grow-height="false" fo:min-height="0.781cm" fo:min-width="3.517cm" style:run-through="foreground"/>
    </style:style>
    <style:style style:name="gr7" style:family="graphic">
      <style:graphic-properties draw:stroke="none" svg:stroke-color="#000000" draw:fill="none" draw:fill-color="#ffffff" fo:min-height="0.975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Cada navegador tem seu próprio motor:</text:p>
      <text:p text:style-name="P1">- Chrome (V8)</text:p>
      <text:p text:style-name="P1">- Firefox (Spidermonkey)</text:p>
      <text:p text:style-name="P1">- Safari (Nitro)</text:p>
      <text:p text:style-name="P1">- Opera (Blink)</text:p>
      <text:p text:style-name="P1">- Edge (Chakra)</text:p>
      <text:p text:style-name="P2"/>
      <text:p text:style-name="P3">O NodeJS é uma máquina que roda JavaScript fora do Chrome. É o que proporciona utilizar o JavaScript para o lado do servidor também.</text:p>
      <text:p text:style-name="P3"/>
      <text:p text:style-name="P44">Comandos Node Js:</text:p>
      <text:p text:style-name="P44">Ctrl + L = <text:span text:style-name="T15">Limpar a tela.</text:span></text:p>
      <text:p text:style-name="P48"/>
      <text:p text:style-name="P48"/>
      <text:p text:style-name="P48"/>
      <text:p text:style-name="P3"/>
      <text:p text:style-name="P4">Frameworks que devo olhar depois de aprender JavaScript:</text:p>
      <text:p text:style-name="P4">- jQuery</text:p>
      <text:p text:style-name="P4">- Angular</text:p>
      <text:p text:style-name="P4">- React Native</text:p>
      <text:p text:style-name="P4">- Vue </text:p>
      <text:p text:style-name="P4">- Electron (para gráficos – WhatsApp Web, VS Code, Discord)</text:p>
      <text:p text:style-name="P4"/>
      <text:p text:style-name="P5">Primeiros scripts:</text:p>
      <text:p text:style-name="P6">&lt;<text:span text:style-name="T3">script</text:span>&gt;</text:p>
      <text:p text:style-name="P12">        <text:span text:style-name="T5">alert</text:span><text:span text:style-name="T1">('Hello World!')</text:span></text:p>
      <text:p text:style-name="P12">        <text:span text:style-name="T5">confirm</text:span><text:span text:style-name="T1">('Está gostando de JavaScript?')</text:span></text:p>
      <text:p text:style-name="P12">        <text:span text:style-name="T5">prompt</text:span><text:span text:style-name="T1">('Qual é o seu nome?')</text:span></text:p>
      <text:p text:style-name="P12">    <text:span text:style-name="T1">&lt;/</text:span><text:span text:style-name="T4">script</text:span><text:span text:style-name="T1">&gt;</text:span></text:p>
      <text:p text:style-name="P5"/>
      <text:p text:style-name="P41">Regras dos identificadores em JS:</text:p>
      <text:p text:style-name="P41">- Podem começar com letra, $ ou _.</text:p>
      <text:p text:style-name="P41">- Não podem começar com números.</text:p>
      <text:p text:style-name="P41">- É possível usar letras ou números.</text:p>
      <text:p text:style-name="P41">- É possível usar acentos e símbolos.</text:p>
      <text:p text:style-name="P41">- Não podem conter espaços.</text:p>
      <text:p text:style-name="P41">- Não podem ser palavras reservadas.</text:p>
      <text:p text:style-name="P41"/>
      <text:p text:style-name="P43">Tipos Primitivos</text:p>
      <text:p text:style-name="P42">Variáveis numéricas: <text:span text:style-name="T3">number</text:span> (JS não diferencia números entre Inteiro e Reais)</text:p>
      <text:p text:style-name="P45"><text:span text:style-name="T6">s</text:span>tring</text:p>
      <text:p text:style-name="P42">true false: <text:span text:style-name="T3">boolean</text:span></text:p>
      <text:p text:style-name="P45"/>
      <text:p text:style-name="P47"><text:span text:style-name="T3">number: </text:span><text:span text:style-name="T7">infinity, NaN</text:span></text:p>
      <text:p text:style-name="P46">string</text:p>
      <text:p text:style-name="P46">boolean</text:p>
      <text:p text:style-name="P46">null</text:p>
      <text:p text:style-name="P46">undefined</text:p>
      <text:p text:style-name="P47"><text:span text:style-name="T3">object: </text:span><text:span text:style-name="T7">Array</text:span></text:p>
      <text:p text:style-name="P46">function</text:p>
      <text:p text:style-name="P46"/>
      <text:p text:style-name="P46"/>
      <text:p text:style-name="P15"><text:soft-page-break/>Concatenação:</text:p>
      <text:p text:style-name="P15"/>
      <text:p text:style-name="P8">&lt;script&gt;</text:p>
      <text:p text:style-name="P12">        <text:span text:style-name="T1">var nome = prompt('Qual é o seu nome?')</text:span></text:p>
      <text:p text:style-name="P12">        <text:span text:style-name="T1">alert('É um grande prazer em te conhecer, ' + nome)</text:span></text:p>
      <text:p text:style-name="P7">&lt;/script&gt;</text:p>
      <text:p text:style-name="P13"><text:span text:style-name="T8">Exemplo:</text:span><text:span text:style-name="T9"> </text:span><text:span text:style-name="T2">&lt;script&gt;</text:span></text:p>
      <text:p text:style-name="P12">       <text:span text:style-name="T1">var n1 = prompt('Digite um número: ') </text:span><text:span text:style-name="T10">// String</text:span></text:p>
      <text:p text:style-name="P12">       <text:span text:style-name="T1">var n2 = prompt('Digite outro número: ')</text:span><text:span text:style-name="T10">// String</text:span></text:p>
      <text:p text:style-name="P12">       <text:span text:style-name="T1">var s = n1 + n2</text:span></text:p>
      <text:p text:style-name="P12">       <text:span text:style-name="T1">alert('A soma entre n1 e n2 é '+ s) </text:span><text:span text:style-name="T10">// o sinal de + é concatenação.</text:span></text:p>
      <text:p text:style-name="P12">       <text:span text:style-name="T10">// Isso porque o comando prompt retorna uma string.</text:span></text:p>
      <text:p text:style-name="P12">    <text:span text:style-name="T1">&lt;/script&gt;</text:span></text:p>
      <text:p text:style-name="P14"/>
      <text:p text:style-name="P14">Para converter para número inteiro, utilizamos:</text:p>
      <text:p text:style-name="P14">parseInt(n)</text:p>
      <text:p text:style-name="P9">var n1 = parseInt(prompt('Digite um número: '))</text:p>
      <text:p text:style-name="P14"/>
      <text:p text:style-name="P14">Para converter para número Real, utilizamos:</text:p>
      <text:p text:style-name="P14">parseFloat(n)</text:p>
      <text:p text:style-name="P9">var n2 = parseFloat(prompt('Digite outro número: '))</text:p>
      <text:p text:style-name="P9"/>
      <text:p text:style-name="P16">Ou podemos simplificar fazendo o JavaScript decidir:</text:p>
      <text:p text:style-name="P16">Number(prompt(‘Digite um número’))</text:p>
      <text:p text:style-name="P16"/>
      <text:p text:style-name="P20">Para ajustar as casas decimais de um número:</text:p>
      <text:p text:style-name="P20">var n1 = 1545.2</text:p>
      <text:p text:style-name="P20">n1.<text:span text:style-name="T14">toFixed(2)</text:span></text:p>
      <text:p text:style-name="P20">1545.20</text:p>
      <text:p text:style-name="P16"/>
      <text:p text:style-name="P20">n1.toLocaleString(‘pt -BR’, {style: ‘currency’, currency: ‘BRL’})</text:p>
      <text:p text:style-name="P16"/>
      <text:p text:style-name="P26">Para converter para String:</text:p>
      <text:p text:style-name="P16">String(n)</text:p>
      <text:p text:style-name="P16">n.toString()</text:p>
      <text:p text:style-name="P16"/>
      <text:p text:style-name="P27">Template String:</text:p>
      <text:p text:style-name="P17">alert(`A soma entre ${n1} e ${n2} é ${s}`)</text:p>
      <text:p text:style-name="P17">Utilizamos crase no começo e no final. <text:span text:style-name="T12">C</text:span><text:span text:style-name="T11">ifrão e chaves.</text:span></text:p>
      <text:p text:style-name="P17"/>
      <text:p text:style-name="P17"/>
      <text:p text:style-name="P19">var <text:s/><text:span text:style-name="T14">s</text:span> = “JavaScript”</text:p>
      <text:p text:style-name="P18"><text:span text:style-name="T14">s</text:span>.length <text:s text:c="2"/><text:tab/><text:tab/> // quantos caracteres a string tem.</text:p>
      <text:p text:style-name="P18"><text:span text:style-name="T14">s</text:span>.toUpperCase<text:span text:style-name="T13">( )</text:span> <text:s text:c="2"/><text:tab/>// tudo para Maiúsculas. <text:s/></text:p>
      <text:p text:style-name="P19"><text:span text:style-name="T14">s</text:span>.toLowerCase( ) <text:tab/>// tudo para Minúsculas.</text:p>
      <text:p text:style-name="P19"/>
      <text:p text:style-name="P10">&lt;script&gt;</text:p>
      <text:p text:style-name="P39">        <text:span text:style-name="T1">var nome = prompt("Qual é o seu nome?")</text:span></text:p>
      <text:p text:style-name="P39">        <text:span text:style-name="T1">document.write(`Olá, &lt;strong&gt;</text:span><text:span text:style-name="T4">${nome}</text:span><text:span text:style-name="T1">&lt;/strong&gt;! Seu nome tem </text:span><text:span text:style-name="T4">${nome.length}</text:span><text:span text:style-name="T1"> letras.&lt;br&gt;`)</text:span></text:p>
      <text:p text:style-name="P39">        <text:span text:style-name="T1">document.write(`Seu nome em maiúsculas é </text:span><text:span text:style-name="T4">${nome.toUpperCase</text:span><text:span text:style-name="T1">()}.&lt;br&gt;`)</text:span></text:p>
      <text:p text:style-name="P40">        <text:span text:style-name="T1">document.write(`Seu nome em minúsculas é </text:span><text:span text:style-name="T4">${nome.toLowerCase</text:span><text:span text:style-name="T1">()}.`)</text:span></text:p>
      <text:p text:style-name="P11">&lt;/script&gt;</text:p>
      <text:p text:style-name="P37"/>
      <text:p text:style-name="P37"><text:soft-page-break/>Operadores</text:p>
      <text:p text:style-name="P37"/>
      <text:p text:style-name="P30">aritméticos: <text:span text:style-name="T16">+, -, *, /, % (resto da divisão inteira), ** (potência).</text:span></text:p>
      <text:p text:style-name="P33"><text:span text:style-name="T17">o</text:span><text:span text:style-name="T15">rdem de precedência: ( ) =&gt; ** =&gt; * <text:s/>/ <text:s/>% =&gt; + -</text:span></text:p>
      <text:p text:style-name="P30"/>
      <text:p text:style-name="P31">atribuição: <text:span text:style-name="T18">++, –, +=, -=, </text:span><text:span text:style-name="T19">= (recebe)</text:span></text:p>
      <text:p text:style-name="P31"/>
      <text:p text:style-name="P32">relacionais: <text:span text:style-name="T15">&lt;, &gt;, &lt;</text:span><text:span text:style-name="T18">=, &gt;=, ==, !=</text:span></text:p>
      <text:p text:style-name="P32"/>
      <text:p text:style-name="P32"/>
      <text:p text:style-name="P32">lógicos: !<text:span text:style-name="T15"> </text:span><text:span text:style-name="T20">Negação; </text:span><text:span text:style-name="T22">&amp;&amp;</text:span><text:span text:style-name="T20"> conjunção (e); </text:span><text:span text:style-name="T22">||</text:span><text:span text:style-name="T20"> disjunção (ou);</text:span></text:p>
      <text:p text:style-name="P34"><text:span text:style-name="T20">E</text:span><text:span text:style-name="T15">x.: <text:tab/>!true =&gt; false<text:line-break/><text:tab/>!false =&gt; true<text:tab/></text:span></text:p>
      <text:p text:style-name="P32"/>
      <text:p text:style-name="P32">ternário: <text:span text:style-name="T15">? :</text:span></text:p>
      <text:p text:style-name="P36"><text:span text:style-name="T15">teste </text:span><text:span text:style-name="T21">?</text:span><text:span text:style-name="T15"> true </text:span><text:span text:style-name="T21">:</text:span><text:span text:style-name="T15"> false</text:span></text:p>
      <text:p text:style-name="P23">Ex.: média &gt;= 7.0 ? “Aprovado” : “Reprovado”</text:p>
      <text:p text:style-name="P32"/>
      <text:p text:style-name="P35">Ordem de precedência:</text:p>
      <text:p text:style-name="P22">Aritméticos =&gt; Relacionais =&gt; Lógicos</text:p>
      <text:p text:style-name="P22"/>
      <text:p text:style-name="P22"/>
      <text:p text:style-name="P38">Introdução ao DOM</text:p>
      <text:p text:style-name="P38"/>
      <text:p text:style-name="P24">Document Object Model.</text:p>
      <text:p text:style-name="P25">Só funciona quando estamos rodando JS dentro do navegador. Não funciona no NodeJs.</text:p>
      <text:p text:style-name="P29"><draw:g text:anchor-type="paragraph" draw:z-index="0" draw:name="DrawObject1" draw:style-name="gr3"><draw:custom-shape draw:name="Forma 1" draw:style-name="gr4" draw:text-style-name="P52" svg:width="2.878cm" svg:height="0.863cm" svg:x="5.798cm" svg:y="0.6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1" draw:style-name="gr5" draw:text-style-name="P53" svg:width="1.482cm" svg:height="0.539cm" svg:x="6.567cm" svg:y="0.845cm"><draw:text-box><text:p><text:span text:style-name="T25">window</text:span></text:p></draw:text-box></draw:frame></draw:g></text:p>
      <text:p text:style-name="P19"/>
      <text:p text:style-name="P19"><draw:custom-shape text:anchor-type="paragraph" draw:z-index="7" draw:name="Forma 2" draw:style-name="gr2" svg:width="0.287cm" svg:height="0.74cm" svg:x="7.161cm" svg:y="0.755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><draw:g text:anchor-type="paragraph" draw:z-index="3" draw:name="DrawObject 3" draw:style-name="gr3"><draw:custom-shape draw:name="Forma 5" draw:style-name="gr4" draw:text-style-name="P52" svg:width="2.878cm" svg:height="0.863cm" svg:x="9.668cm" svg:y="1.1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5" draw:style-name="gr5" draw:text-style-name="P53" svg:width="1.482cm" svg:height="0.539cm" svg:x="10.437cm" svg:y="1.3cm"><draw:text-box><text:p><text:span text:style-name="T25">history</text:span></text:p></draw:text-box></draw:frame></draw:g></text:p>
      <text:p text:style-name="P19"><draw:g text:anchor-type="paragraph" draw:z-index="2" draw:name="DrawObject 2" draw:style-name="gr3"><draw:custom-shape draw:name="Forma 4" draw:style-name="gr6" draw:text-style-name="P52" svg:width="3.599cm" svg:height="0.863cm" svg:x="5.429cm" svg:y="0.68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4" draw:style-name="gr7" draw:text-style-name="P53" svg:width="1.856cm" svg:height="0.976cm" svg:x="6.39cm" svg:y="0.833cm"><draw:text-box><text:p><text:span text:style-name="T25">document</text:span></text:p></draw:text-box></draw:frame></draw:g><draw:g text:anchor-type="paragraph" draw:z-index="1" draw:name="DrawObject4" draw:style-name="gr3"><draw:custom-shape draw:name="Forma 3" draw:style-name="gr4" draw:text-style-name="P52" svg:width="2.878cm" svg:height="0.863cm" svg:x="2.048cm" svg:y="0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3" draw:style-name="gr5" draw:text-style-name="P53" svg:width="1.482cm" svg:height="0.539cm" svg:x="2.817cm" svg:y="0.866cm"><draw:text-box><text:p><text:span text:style-name="T25">location</text:span></text:p></draw:text-box></draw:frame></draw:g></text:p>
      <text:p text:style-name="P19"/>
      <text:p text:style-name="P19"><draw:custom-shape text:anchor-type="paragraph" draw:z-index="8" draw:name="Forma 10" draw:style-name="gr1" svg:width="0.366cm" svg:height="0.943cm" svg:x="7.068cm" svg:y="0.681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/>
      <text:p text:style-name="P19"><draw:g text:anchor-type="paragraph" draw:z-index="4" draw:name="DrawObject7" draw:style-name="gr3"><draw:custom-shape draw:name="Forma 6" draw:style-name="gr4" draw:text-style-name="P52" svg:width="2.878cm" svg:height="0.863cm" svg:x="5.779cm" svg:y="0.7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6" draw:style-name="gr5" draw:text-style-name="P53" svg:width="1.154cm" svg:height="0.539cm" svg:x="6.818cm" svg:y="0.88cm"><draw:text-box><text:p><text:span text:style-name="T25">html</text:span></text:p></draw:text-box></draw:frame></draw:g></text:p>
      <text:p text:style-name="P19"/>
      <text:p text:style-name="P19"><draw:custom-shape text:anchor-type="paragraph" draw:z-index="9" draw:name="Forma 11" draw:style-name="gr1" svg:width="0.366cm" svg:height="0.943cm" svg:x="6.145cm" svg:y="0.827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Forma 9" draw:style-name="gr1" svg:width="0.366cm" svg:height="0.943cm" svg:x="7.819cm" svg:y="0.794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/>
      <text:p text:style-name="P19"><draw:g text:anchor-type="paragraph" draw:z-index="5" draw:name="DrawObject 5" draw:style-name="gr3"><draw:custom-shape draw:name="Forma 7" draw:style-name="gr4" draw:text-style-name="P52" svg:width="2.878cm" svg:height="0.863cm" svg:x="4.025cm" svg:y="0.8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7" draw:style-name="gr5" draw:text-style-name="P53" svg:width="1.482cm" svg:height="0.539cm" svg:x="4.794cm" svg:y="1.011cm"><draw:text-box><text:p><text:span text:style-name="T25">head</text:span></text:p></draw:text-box></draw:frame></draw:g><draw:g text:anchor-type="paragraph" draw:z-index="6" draw:name="DrawObject 6" draw:style-name="gr3"><draw:custom-shape draw:name="Forma 8" draw:style-name="gr4" draw:text-style-name="P52" svg:width="2.878cm" svg:height="0.863cm" svg:x="7.355cm" svg:y="0.8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8" draw:style-name="gr5" draw:text-style-name="P53" svg:width="1.482cm" svg:height="0.539cm" svg:x="8.124cm" svg:y="0.978cm"><draw:text-box><text:p><text:span text:style-name="T25">body</text:span></text:p></draw:text-box></draw:frame></draw:g></text:p>
      <text:p text:style-name="P19"/>
      <text:p text:style-name="P19"/>
      <text:p text:style-name="P19"/>
      <text:p text:style-name="P19"/>
      <text:p text:style-name="P19"/>
      <text:p text:style-name="P21">Existem 5 formas de acessar os elementos para poder navegar dentro da árvore DOM:</text:p>
      <text:p text:style-name="P21">- por Marca: <text:span text:style-name="T23">getElementsByTagName()</text:span></text:p>
      <text:p text:style-name="P21">- por ID: <text:span text:style-name="T23">getElementById</text:span></text:p>
      <text:p text:style-name="P21">- por Nome: <text:span text:style-name="T24">getElementsByName()</text:span></text:p>
      <text:p text:style-name="P21">- por Classe: <text:span text:style-name="T24">getElementsByClassName()</text:span></text:p>
      <text:p text:style-name="P21">- por Seletor: <text:span text:style-name="T24">querySelector(), querySelectorAll()</text:span></text:p>
      <text:p text:style-name="P21"/>
      <text:p text:style-name="P19"/>
      <text:p text:style-name="P28"><text:soft-page-break/>EVENTOS DOM</text:p>
      <text:p text:style-name="P28"/>
      <text:p text:style-name="P51"/>
      <text:p text:style-name="P50"/>
      <text:p text:style-name="P50"/>
      <text:p text:style-name="P50"/>
      <text:p text:style-name="P49"/>
      <text:p text:style-name="P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5T07:20:00.511000000</meta:creation-date>
    <meta:generator>LibreOffice/7.3.2.2$Windows_X86_64 LibreOffice_project/49f2b1bff42cfccbd8f788c8dc32c1c309559be0</meta:generator>
    <dc:date>2022-10-28T10:44:24.754000000</dc:date>
    <meta:editing-duration>P1DT4H31M41S</meta:editing-duration>
    <meta:editing-cycles>46</meta:editing-cycles>
    <meta:document-statistic meta:table-count="0" meta:image-count="0" meta:object-count="0" meta:page-count="4" meta:paragraph-count="102" meta:word-count="512" meta:character-count="3339" meta:non-whitespace-character-count="2795"/>
  </office:meta>
</office:document-meta>
</file>